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9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afsdhcbsHDCBljshdvclhSVDC: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5:45:26.088000000</meta:creation-date>
    <dc:date>2014-07-16T15:45:54.571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9" meta:non-whitespace-character-count="29"/>
    <meta:generator>LibreOffice/4.2.5.2$Windows_x86 LibreOffice_project/6ff819b65674ae6c83f3cbab9e4a4c2b292a7a94</meta:generator>
  </office:meta>
</office:document-meta>
</file>